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 Column</text:h>
      <text:p text:style-name="P2">In this example, the following table will have a column added to it.</text:p>
      <table:table>
        <table:table-column/>
        <table:table-column/>
        <table:table-column delta:insertion-change-idref="I" delta:insertion-type="insert-with-content"/>
        <table:table-row>
          <table:table-cell rowSpan="1" columnSpan="1">
            <text:p text:style-name="P3">Cell 1</text:p>
          </table:table-cell>
          <table:table-cell rowSpan="1" columnSpan="1">
            <text:p text:style-name="P3">Cell 2</text:p>
          </table:table-cell>
          <table:table-cell rowSpan="1" columnSpan="1" delta:insertion-change-idref="I" delta:insertion-type="insert-with-content">
            <text:p text:style-name="P3">NEW</text:p>
          </table:table-cell>
        </table:table-row>
        <table:table-row>
          <table:table-cell rowSpan="1" columnSpan="1">
            <text:p text:style-name="P3">Cell 3</text:p>
          </table:table-cell>
          <table:table-cell rowSpan="1" columnSpan="1">
            <text:p text:style-name="P3">Cell 4</text:p>
          </table:table-cell>
          <table:table-cell rowSpan="1" columnSpan="1" delta:insertion-change-idref="I" delta:insertion-type="insert-with-content">
            <text:p text:style-name="P3">NE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5:16:47</dc:date>
    <meta:creation-date>2010-06-24T17:42:47</meta:creation-date>
    <dc:creator>Tristan Mitchell</dc:creator>
  </office:meta>
</office:document-meta>
</file>